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2518f" officeooo:paragraph-rsid="00189faf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normal" officeooo:rsid="001b6b86" officeooo:paragraph-rsid="001b6b86" style:font-size-asian="22pt" style:font-weight-asian="normal" style:font-size-complex="22pt" style:font-weight-complex="normal"/>
    </style:style>
    <style:style style:name="P3" style:family="paragraph" style:parent-style-name="Standard">
      <style:text-properties fo:font-size="18pt" officeooo:rsid="00111ffd" officeooo:paragraph-rsid="00111ffd" style:font-size-asian="18pt" style:font-size-complex="18pt"/>
    </style:style>
    <style:style style:name="P4" style:family="paragraph" style:parent-style-name="Standard">
      <style:text-properties fo:font-size="18pt" officeooo:rsid="00111ffd" officeooo:paragraph-rsid="00140aa6" style:font-size-asian="18pt" style:font-size-complex="18pt"/>
    </style:style>
    <style:style style:name="P5" style:family="paragraph" style:parent-style-name="Standard">
      <style:text-properties fo:font-size="18pt" officeooo:rsid="00111ffd" officeooo:paragraph-rsid="00189faf" style:font-size-asian="18pt" style:font-size-complex="18pt"/>
    </style:style>
    <style:style style:name="P6" style:family="paragraph" style:parent-style-name="Standard">
      <style:text-properties fo:font-size="18pt" fo:font-weight="normal" officeooo:rsid="00111ffd" officeooo:paragraph-rsid="00189faf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22pt" fo:font-weight="bold" officeooo:rsid="0012518f" officeooo:paragraph-rsid="0012518f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12518f" officeooo:paragraph-rsid="001d4eff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normal" officeooo:rsid="001d4eff" officeooo:paragraph-rsid="001d4eff" style:font-size-asian="22pt" style:font-weight-asian="normal" style:font-size-complex="22pt" style:font-weight-complex="normal"/>
    </style:style>
    <style:style style:name="T1" style:family="text">
      <style:text-properties officeooo:rsid="0012518f"/>
    </style:style>
    <style:style style:name="T2" style:family="text">
      <style:text-properties officeooo:rsid="00156a59"/>
    </style:style>
    <style:style style:name="T3" style:family="text">
      <style:text-properties officeooo:rsid="00166497"/>
    </style:style>
    <style:style style:name="T4" style:family="text">
      <style:text-properties officeooo:rsid="00189faf"/>
    </style:style>
    <style:style style:name="T5" style:family="text">
      <style:text-properties officeooo:rsid="001b6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PS with BBB:</text:p>
      <text:p text:style-name="P3">Tx – <text:s/><text:span text:style-name="T1">UART 4_Rx_GPIO_30 Pin--&gt;</text:span> 11 </text:p>
      <text:p text:style-name="P4">Rx – <text:span text:style-name="T1">UART 4_Tx_GPIO_31 Pin--&gt;</text:span> 13</text:p>
      <text:p text:style-name="P3">Vin – <text:span text:style-name="T2">(VDD +5VP) Pin--&gt;</text:span> <text:span text:style-name="T2">5</text:span> </text:p>
      <text:p text:style-name="P3">GND – <text:span text:style-name="T3">DGND Pin--&gt;1</text:span></text:p>
      <text:p text:style-name="P3"/>
      <text:p text:style-name="P3"/>
      <text:p text:style-name="P1"><text:span text:style-name="T4">G</text:span>PS with BBB:</text:p>
      <text:p text:style-name="P5"><text:span text:style-name="T4">R</text:span>x – <text:s/><text:span text:style-name="T1">UART 4_Rx_GPIO_30 Pin--&gt;</text:span> <text:span text:style-name="T4">24</text:span> </text:p>
      <text:p text:style-name="P5"><text:span text:style-name="T4">T</text:span>x – <text:span text:style-name="T1">UART 4_Tx_GPIO_31 Pin--&gt;</text:span> <text:s/><text:span text:style-name="T4">26</text:span></text:p>
      <text:p text:style-name="P5">Vin – <text:span text:style-name="T2">(VDD +5VP) Pin--&gt;</text:span> <text:span text:style-name="T4">6</text:span></text:p>
      <text:p text:style-name="P6">GND – <text:span text:style-name="T3">DGND Pin--&gt; 2</text:span></text:p>
      <text:p text:style-name="P6"/>
      <text:p text:style-name="P8">Buttons with BBB:</text:p>
      <text:p text:style-name="P9">GND</text:p>
      <text:p text:style-name="P9">VCC</text:p>
      <text:p text:style-name="P9">Pin 22</text:p>
      <text:p text:style-name="P9">Pin 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18:39.222268904</meta:creation-date>
    <dc:date>2020-07-17T23:10:14.175762225</dc:date>
    <meta:editing-duration>PT3H41M4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60" meta:character-count="282" meta:non-whitespace-character-count="231"/>
  </office:meta>
</office:document-meta>
</file>